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 style:data-style-name="N10104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vantamento de Taxa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" form:id="control1" form:label="Calcul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name="Controle 1" draw:style-name="gr1" draw:text-style-name="P1" svg:width="2.698cm" svg:height="0.983cm" svg:x="14.645cm" svg:y="4.702cm" draw:control="control1"/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6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Levantamento de Taxas da Operação</text:p>
          </table:table-cell>
          <table:covered-table-cell table:style-name="Default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table:style-name="ce4" table:formula="of:=TODAY()" office:value-type="date" office:date-value="2025-02-25" calcext:value-type="date">
            <text:p>25/02/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or</text:p>
          </table:table-cell>
          <table:table-cell table:style-name="ce5" office:value-type="currency" office:currency="BRL" office:value="1000" calcext:value-type="currency">
            <text:p>R$ 1.000,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bela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td_Parce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odicidade</text:p>
          </table:table-cell>
          <table:table-cell office:value-type="string" calcext:value-type="string">
            <text:p>Anu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en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po_Taxa</text:p>
          </table:table-cell>
          <table:table-cell office:value-type="string" calcext:value-type="string">
            <text:p>Pré-Fixada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usto</text:p>
          </table:table-cell>
          <table:table-cell office:value-type="float" office:value="14.05" calcext:value-type="float">
            <text:p>14,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xa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<text:s text:c="4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8:27:44.415819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24:18.710212368</meta:creation-date>
    <dc:date>2025-02-25T22:46:38.140988358</dc:date>
    <meta:editing-duration>PT4H22M</meta:editing-duration>
    <meta:editing-cycles>4</meta:editing-cycles>
    <meta:generator>LibreOffice/24.2.7.2$Linux_X86_64 LibreOffice_project/420$Build-2</meta:generator>
    <meta:document-statistic meta:table-count="1" meta:cell-count="20" meta:object-count="1"/>
  </office:meta>
</office:document-meta>
</file>